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Post man test</text:p>
      <text:p text:style-name="Normal">GET then Add and then GET</text:p>
      <text:p text:style-name="Normal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Picture 3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ta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IT Dr M Mylrajan</meta:initial-creator>
    <dc:creator>IIT Dr M Mylrajan</dc:creator>
    <meta:creation-date>2022-10-27T08:07:00Z</meta:creation-date>
    <dc:date>2022-10-27T08:10:00Z</dc:date>
    <meta:template xlink:href="Normal" xlink:type="simple"/>
    <meta:editing-cycles>1</meta:editing-cycles>
    <meta:editing-duration>PT180S</meta:editing-duration>
    <meta:document-statistic meta:page-count="2" meta:paragraph-count="1" meta:word-count="7" meta:character-count="50" meta:row-count="1" meta:non-whitespace-character-count="44"/>
  </office:meta>
</office:document-meta>
</file>